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31F00007C20000052C96997ECE0AEDDC4F0.svg" manifest:media-type="image/svg+xml"/>
  <manifest:file-entry manifest:full-path="Pictures/1000000100000362000002422D96FB2270DC891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.78cm" svg:height="1.19cm" svg:x="14.826cm" svg:y="10.576cm">
          <draw:image xlink:href="Pictures/1000031F00007C20000052C96997ECE0AEDDC4F0.svg" xlink:type="simple" xlink:show="embed" xlink:actuate="onLoad" draw:mime-type="image/svg+xml">
            <text:p/>
          </draw:image>
          <draw:image xlink:href="Pictures/1000000100000362000002422D96FB2270DC8918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76cm" fo:margin-bottom="1.076cm" fo:margin-left="1.076cm" fo:margin-right="1.076cm" fo:page-width="31.776cm" fo:page-height="21.1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2-13T16:13:10.365000000</dc:date>
    <meta:editing-duration>PT7M49S</meta:editing-duration>
    <meta:editing-cycles>1</meta:editing-cycles>
    <meta:document-statistic meta:object-count="1"/>
    <meta:generator>LibreOffice/7.4.1.2$Windows_X86_64 LibreOffice_project/3c58a8f3a960df8bc8fd77b461821e42c061c5f0</meta:generator>
  </office:meta>
</office:document-meta>
</file>